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2677846820737753449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walk/run ratio: 0.33</text:p>
      <text:p text:style-name="P3">sum of ascents: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2"><text:soft-page-break/>Sat <text:span text:style-name="T2">Aug 18, 2018 </text:span>4 miles<text:span text:style-name="T2"> <text:s text:c="2"/></text:span></text:p>
      <text:p text:style-name="P1">I ran 3.5 miles on hilly roads and averaged 10:25/mile. </text:p>
      <text:p text:style-name="P1">This run included 3 x the 1 mile “Jackson Park loop.” </text:p>
      <text:p text:style-name="P1">Sum of ascents along the 1 mile loop: 120 feet</text:p>
      <text:p text:style-name="P1">Sum of ascents for today's 3.5 mile run = 3 x 120 + 60 = 420 feet.</text:p>
      <text:p text:style-name="P1">In the afternoon I ran a half mile.</text:p>
      <text:p text:style-name="P1"/>
      <text:p text:style-name="P1">Sun Aug 18 2018 <text:span text:style-name="T1">4 miles</text:span></text:p>
      <text:p text:style-name="P1">I ran 4 miles on the very hilly “2 mile hill” and averaged 10:15/mile.</text:p>
      <text:p text:style-name="P1">Sum of ascents: 529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9T22:04:02.28</dc:date>
    <dc:creator>James  Lombardi</dc:creator>
    <meta:editing-duration>P4DT19H17M41S</meta:editing-duration>
    <meta:editing-cycles>394</meta:editing-cycles>
    <meta:generator>OpenOffice/4.1.2$Win32 OpenOffice.org_project/412m3$Build-9782</meta:generator>
    <meta:document-statistic meta:table-count="0" meta:image-count="0" meta:object-count="0" meta:page-count="5" meta:paragraph-count="132" meta:word-count="1163" meta:character-count="5785"/>
  </office:meta>
</office:document-meta>
</file>